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8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9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6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7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8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19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2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21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2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23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4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5" style:family="paragraph" style:parent-style-name="Heading_20_1">
      <style:paragraph-properties fo:line-height="110%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2a2fad"/>
    </style:style>
    <style:style style:name="T8" style:family="text">
      <style:text-properties officeooo:rsid="000f9681"/>
    </style:style>
    <style:style style:name="T9" style:family="text">
      <style:text-properties officeooo:rsid="0010c07c"/>
    </style:style>
    <style:style style:name="T10" style:family="text">
      <style:text-properties fo:font-weight="bold" officeooo:rsid="0010c07c" style:font-weight-asian="bold" style:font-weight-complex="bold"/>
    </style:style>
    <style:style style:name="T11" style:family="text">
      <style:text-properties fo:font-weight="normal" officeooo:rsid="0010c07c" style:font-weight-asian="normal" style:font-weight-complex="normal"/>
    </style:style>
    <style:style style:name="T12" style:family="text">
      <style:text-properties fo:font-weight="normal" officeooo:rsid="00167aa8" style:font-weight-asian="normal" style:font-weight-complex="normal"/>
    </style:style>
    <style:style style:name="T1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5" style:family="text">
      <style:text-properties officeooo:rsid="001135ca"/>
    </style:style>
    <style:style style:name="T16" style:family="text">
      <style:text-properties officeooo:rsid="001c643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4c4c4c"/>
    </style:style>
    <style:style style:name="T19" style:family="text">
      <style:text-properties fo:color="#4c4c4c" style:font-name="Times New Roman2"/>
    </style:style>
    <style:style style:name="T20" style:family="text">
      <style:text-properties fo:color="#4c4c4c" style:font-name="Times New Roman2" officeooo:rsid="002be605"/>
    </style:style>
    <style:style style:name="T21" style:family="text">
      <style:text-properties fo:color="#4c4c4c" officeooo:rsid="0023de15"/>
    </style:style>
    <style:style style:name="T22" style:family="text">
      <style:text-properties fo:color="#4c4c4c" officeooo:rsid="001b802b"/>
    </style:style>
    <style:style style:name="T23" style:family="text">
      <style:text-properties fo:color="#4c4c4c" officeooo:rsid="003fa6f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377e" style:font-weight-asian="bold" style:font-weight-complex="bold"/>
    </style:style>
    <style:style style:name="T26" style:family="text">
      <style:text-properties fo:font-weight="bold" officeooo:rsid="0010c07c" style:font-weight-asian="bold" style:font-weight-complex="bold"/>
    </style:style>
    <style:style style:name="T27" style:family="text">
      <style:text-properties fo:font-weight="bold" officeooo:rsid="002122b2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0377e" style:font-weight-asian="normal" style:font-weight-complex="normal"/>
    </style:style>
    <style:style style:name="T30" style:family="text">
      <style:text-properties fo:font-weight="normal" officeooo:rsid="0010c07c" style:font-weight-asian="normal" style:font-weight-complex="normal"/>
    </style:style>
    <style:style style:name="T31" style:family="text">
      <style:text-properties fo:font-weight="normal" officeooo:rsid="00167aa8" style:font-weight-asian="normal" style:font-weight-complex="normal"/>
    </style:style>
    <style:style style:name="T32" style:family="text">
      <style:text-properties officeooo:rsid="00167aa8"/>
    </style:style>
    <style:style style:name="T33" style:family="text">
      <style:text-properties officeooo:rsid="002122b2"/>
    </style:style>
    <style:style style:name="T34" style:family="text">
      <style:text-properties officeooo:rsid="00205435"/>
    </style:style>
    <style:style style:name="T35" style:family="text">
      <style:text-properties officeooo:rsid="000773a3"/>
    </style:style>
    <style:style style:name="T36" style:family="text">
      <style:text-properties officeooo:rsid="002a2fad"/>
    </style:style>
    <style:style style:name="T37" style:family="text">
      <style:text-properties officeooo:rsid="0010c07c"/>
    </style:style>
    <style:style style:name="T38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1135ca"/>
    </style:style>
    <style:style style:name="T42" style:family="text">
      <style:text-properties officeooo:rsid="001c643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0773a3" style:font-style-asian="normal" style:font-style-complex="normal"/>
    </style:style>
    <style:style style:name="T45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9" style:family="text">
      <style:text-properties officeooo:rsid="000dd52f"/>
    </style:style>
    <style:style style:name="T50" style:family="text">
      <style:text-properties officeooo:rsid="000e67c4"/>
    </style:style>
    <style:style style:name="T51" style:family="text">
      <style:text-properties officeooo:rsid="000f9681"/>
    </style:style>
    <style:style style:name="T52" style:family="text">
      <style:text-properties officeooo:rsid="00115952"/>
    </style:style>
    <style:style style:name="T53" style:family="text">
      <style:text-properties officeooo:rsid="0017e2f7"/>
    </style:style>
    <style:style style:name="T54" style:family="text">
      <style:text-properties officeooo:rsid="001ccb36"/>
    </style:style>
    <style:style style:name="T55" style:family="text">
      <style:text-properties officeooo:rsid="001d9ce8"/>
    </style:style>
    <style:style style:name="T56" style:family="text">
      <style:text-properties style:font-name="Times New Roman1" fo:font-size="12pt" fo:font-weight="normal" style:font-weight-asian="normal" style:font-weight-complex="normal"/>
    </style:style>
    <style:style style:name="T57" style:family="text">
      <style:text-properties officeooo:rsid="00290314"/>
    </style:style>
    <style:style style:name="T58" style:family="text">
      <style:text-properties officeooo:rsid="000e8e9d"/>
    </style:style>
    <style:style style:name="T59" style:family="text">
      <style:text-properties officeooo:rsid="00304761"/>
    </style:style>
    <style:style style:name="T60" style:family="text">
      <style:text-properties officeooo:rsid="0012912f"/>
    </style:style>
    <style:style style:name="T61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380789984" text:id="ct380789984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80790224" text:id="ct380790224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380790464" text:id="ct380790464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80790944" text:id="ct380790944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80791184" text:id="ct38079118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80791424" text:id="ct380791424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380791664" text:id="ct38079166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80791904" text:id="ct380791904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380792144" text:id="ct38079214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80792384" text:id="ct380792384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80792624" text:id="ct38079262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80792864" text:id="ct380792864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12919232" text:id="ct11291923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12915872" text:id="ct112915872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12919472" text:id="ct11291947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79826976" text:id="ct37982697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29961056" text:id="ct42996105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29961536" text:id="ct429961536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429961296" text:id="ct42996129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29961776" text:id="ct429961776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429962016" text:id="ct42996201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29962256" text:id="ct429962256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429962496" text:id="ct42996249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29962736" text:id="ct42996273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29962976" text:id="ct429962976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429960816" text:id="ct42996081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29963216" text:id="ct429963216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429963456" text:id="ct42996345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29963696" text:id="ct429963696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429963936" text:id="ct42996393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29964416" text:id="ct429964416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429964656" text:id="ct42996465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29965136" text:id="ct429965136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429964896" text:id="ct429964896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433664496" text:id="ct433664496">
          <text:deletion>
            <office:change-info>
              <dc:creator>Wiebke Oeltjen</dc:creator>
              <dc:date>2019-11-11T12:15:52</dc:date>
            </office:change-info>
            <text:p text:style-name="P3">.0</text:p>
          </text:deletion>
        </text:changed-region>
        <text:changed-region xml:id="ct429965856" text:id="ct429965856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429965616" text:id="ct429965616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429966336" text:id="ct429966336">
          <text:deletion>
            <office:change-info>
              <dc:creator>Wiebke Oeltjen</dc:creator>
              <dc:date>2017-07-13T17:19:00</dc:date>
            </office:change-info>
            <text:p text:style-name="P3"><text:s/></text:p>
          </text:deletion>
        </text:changed-region>
        <text:changed-region xml:id="ct429965376" text:id="ct429965376">
          <text:insertion>
            <office:change-info>
              <dc:creator>Wiebke Oeltjen</dc:creator>
              <dc:date>2019-11-11T12:15:52</dc:date>
            </office:change-info>
          </text:insertion>
        </text:changed-region>
        <text:changed-region xml:id="ct429967056" text:id="ct429967056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429968976" text:id="ct429968976">
          <text:deletion>
            <office:change-info>
              <dc:creator>Wiebke Oeltjen</dc:creator>
              <dc:date>2019-01-24T12:01:00</dc:date>
            </office:change-info>
            <text:p text:style-name="P4"><text:span text:style-name="T6">201</text:span></text:p>
          </text:deletion>
        </text:changed-region>
        <text:changed-region xml:id="ct429968736" text:id="ct429968736">
          <text:deletion>
            <office:change-info>
              <dc:creator>Unbekannter Autor</dc:creator>
              <dc:date>2016-02-25T17:23:00</dc:date>
            </office:change-info>
            <text:p text:style-name="P4"><text:span text:style-name="T6">5</text:span></text:p>
          </text:deletion>
        </text:changed-region>
        <text:changed-region xml:id="ct429968496" text:id="ct429968496">
          <text:deletion>
            <office:change-info>
              <dc:creator>Wiebke Oeltjen</dc:creator>
              <dc:date>2017-05-30T17:05:00</dc:date>
            </office:change-info>
            <text:p text:style-name="P4"><text:span text:style-name="T6">6</text:span></text:p>
          </text:deletion>
        </text:changed-region>
        <text:changed-region xml:id="ct429968256" text:id="ct429968256">
          <text:deletion>
            <office:change-info>
              <dc:creator>Wiebke Oeltjen</dc:creator>
              <dc:date>2019-01-24T12:01:00</dc:date>
            </office:change-info>
            <text:p text:style-name="P4"><text:span text:style-name="T6">.</text:span></text:p>
          </text:deletion>
        </text:changed-region>
        <text:changed-region xml:id="ct429968016" text:id="ct429968016">
          <text:deletion>
            <office:change-info>
              <dc:creator>Unbekannter Autor</dc:creator>
              <dc:date>2016-01-21T17:29:00</dc:date>
            </office:change-info>
            <text:p text:style-name="P4"><text:span text:style-name="T6">0</text:span></text:p>
          </text:deletion>
        </text:changed-region>
        <text:changed-region xml:id="ct429967776" text:id="ct429967776">
          <text:deletion>
            <office:change-info>
              <dc:creator>Unbekannter Autor</dc:creator>
              <dc:date>2015-08-13T11:45:00</dc:date>
            </office:change-info>
            <text:p text:style-name="P4"><text:span text:style-name="T6">2</text:span></text:p>
          </text:deletion>
        </text:changed-region>
        <text:changed-region xml:id="ct429967536" text:id="ct429967536">
          <text:deletion>
            <office:change-info>
              <dc:creator>Wiebke Oeltjen</dc:creator>
              <dc:date>2017-02-02T15:45:00</dc:date>
            </office:change-info>
            <text:p text:style-name="P4"><text:span text:style-name="T6">0</text:span></text:p>
          </text:deletion>
        </text:changed-region>
        <text:changed-region xml:id="ct429967296" text:id="ct429967296">
          <text:deletion>
            <office:change-info>
              <dc:creator>Wiebke Oeltjen</dc:creator>
              <dc:date>2016-07-19T12:49:00</dc:date>
            </office:change-info>
            <text:p text:style-name="P4"><text:span text:style-name="T6">2</text:span></text:p>
          </text:deletion>
        </text:changed-region>
        <text:changed-region xml:id="ct429969216" text:id="ct429969216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429969456" text:id="ct429969456">
          <text:insertion>
            <office:change-info>
              <dc:creator>Wiebke Oeltjen</dc:creator>
              <dc:date>2019-09-02T11:38:37</dc:date>
            </office:change-info>
          </text:insertion>
        </text:changed-region>
        <text:changed-region xml:id="ct429969696" text:id="ct429969696">
          <text:deletion>
            <office:change-info>
              <dc:creator>Wiebke Oeltjen</dc:creator>
              <dc:date>2017-05-11T18:06:00</dc:date>
            </office:change-info>
            <text:p text:style-name="P5">Windows, Unix, Linux, Mac OS X</text:p>
          </text:deletion>
        </text:changed-region>
        <text:changed-region xml:id="ct429969936" text:id="ct429969936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429970176" text:id="ct429970176">
          <text:deletion>
            <office:change-info>
              <dc:creator>Unbekannter Autor</dc:creator>
              <dc:date>2015-08-13T12:26:00</dc:date>
            </office:change-info>
            <text:p text:style-name="P6">A</text:p>
          </text:deletion>
        </text:changed-region>
        <text:changed-region xml:id="ct429970416" text:id="ct429970416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429970656" text:id="ct429970656">
          <text:deletion>
            <office:change-info>
              <dc:creator>Unbekannter Autor</dc:creator>
              <dc:date>2015-08-13T12:26:00</dc:date>
            </office:change-info>
            <text:p text:style-name="P6">S</text:p>
          </text:deletion>
        </text:changed-region>
        <text:changed-region xml:id="ct429970896" text:id="ct429970896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429971136" text:id="ct429971136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429971616" text:id="ct429971616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429971856" text:id="ct429971856">
          <text:deletion>
            <office:change-info>
              <dc:creator>Unbekannter Autor</dc:creator>
              <dc:date>2015-08-13T12:27:00</dc:date>
            </office:change-info>
            <text:p text:style-name="P6"><text:s/>(is <text:s/>included)</text:p>
          </text:deletion>
        </text:changed-region>
        <text:changed-region xml:id="ct429971376" text:id="ct429971376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429972096" text:id="ct429972096">
          <text:deletion>
            <office:change-info>
              <dc:creator>Wiebke Oeltjen</dc:creator>
              <dc:date>2016-07-19T12:49:00</dc:date>
            </office:change-info>
            <text:p text:style-name="P6"><text:span text:style-name="T6">7</text:span></text:p>
          </text:deletion>
        </text:changed-region>
        <text:changed-region xml:id="ct429972336" text:id="ct429972336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429972576" text:id="ct429972576">
          <text:deletion>
            <office:change-info>
              <dc:creator>Wiebke Oeltjen</dc:creator>
              <dc:date>2016-07-19T13:21:00</dc:date>
            </office:change-info>
            <text:p text:style-name="P6">,</text:p>
          </text:deletion>
        </text:changed-region>
        <text:changed-region xml:id="ct429972816" text:id="ct429972816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429973056" text:id="ct429973056">
          <text:deletion>
            <office:change-info>
              <dc:creator>Wiebke Oeltjen</dc:creator>
              <dc:date>2016-07-19T13:22:00</dc:date>
            </office:change-info>
            <text:p text:style-name="P6"><text:s/></text:p>
          </text:deletion>
        </text:changed-region>
        <text:changed-region xml:id="ct429973296" text:id="ct429973296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429973536" text:id="ct429973536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429973776" text:id="ct429973776">
          <text:deletion>
            <office:change-info>
              <dc:creator>Wiebke Oeltjen</dc:creator>
              <dc:date>2017-05-12T13:49:00</dc:date>
            </office:change-info>
            <text:p text:style-name="P6"><text:span text:style-name="T7">Apache Ant, </text:span></text:p>
          </text:deletion>
        </text:changed-region>
        <text:changed-region xml:id="ct429974016" text:id="ct429974016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429974256" text:id="ct429974256">
          <text:deletion>
            <office:change-info>
              <dc:creator>Wiebke Oeltjen</dc:creator>
              <dc:date>2017-05-12T13:49:00</dc:date>
            </office:change-info>
            <text:p text:style-name="P6"><text:span text:style-name="T7">, SVN client </text:span></text:p>
          </text:deletion>
        </text:changed-region>
        <text:changed-region xml:id="ct429974496" text:id="ct429974496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429974736" text:id="ct429974736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433694016" text:id="ct433694016">
          <text:deletion>
            <office:change-info>
              <dc:creator>Wiebke Oeltjen</dc:creator>
              <dc:date>2019-11-11T12:18:50</dc:date>
            </office:change-info>
            <text:p text:style-name="P7"><text:span text:style-name="T8">http://mycore.org/download/</text:span></text:p>
          </text:deletion>
        </text:changed-region>
        <text:changed-region xml:id="ct433696416" text:id="ct433696416">
          <text:insertion>
            <office:change-info>
              <dc:creator>Wiebke Oeltjen</dc:creator>
              <dc:date>2019-11-11T12:18:50</dc:date>
            </office:change-info>
          </text:insertion>
        </text:changed-region>
        <text:changed-region xml:id="ct429974976" text:id="ct429974976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429975216" text:id="ct429975216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433671216" text:id="ct433671216">
          <text:deletion>
            <office:change-info>
              <dc:creator>Wiebke Oeltjen</dc:creator>
              <dc:date>2019-11-11T12:19:23</dc:date>
            </office:change-info>
            <text:p text:style-name="P7"><text:span text:style-name="T8">http://mycore.de/documentation/getting_started/mir.html</text:span></text:p>
          </text:deletion>
        </text:changed-region>
        <text:changed-region xml:id="ct429975456" text:id="ct429975456">
          <text:deletion>
            <office:change-info>
              <dc:creator>Wiebke Oeltjen</dc:creator>
              <dc:date>2017-05-11T17:54:00</dc:date>
            </office:change-info>
            <text:p text:style-name="P7"/>
            <text:p text:style-name="P7"><text:span text:style-name="T9">Example</text:span> application:<text:tab/><text:span text:style-name="T10">MIR</text:span><text:span text:style-name="T11">, </text:span><text:span text:style-name="T12">that is the </text:span><text:span text:style-name="T13">M</text:span><text:span text:style-name="T14">ODS</text:span><text:span text:style-name="T13"> Institutional Repository, </text:span>http://mycore.<text:span text:style-name="T3">org</text:span>/<text:span text:style-name="T15">mir</text:span> </text:p>
          </text:deletion>
        </text:changed-region>
        <text:changed-region xml:id="ct433684896" text:id="ct433684896">
          <text:insertion>
            <office:change-info>
              <dc:creator>Wiebke Oeltjen</dc:creator>
              <dc:date>2019-11-11T12:19:23</dc:date>
            </office:change-info>
          </text:insertion>
        </text:changed-region>
        <text:changed-region xml:id="ct429975696" text:id="ct429975696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429975936" text:id="ct429975936">
          <text:deletion>
            <office:change-info>
              <dc:creator>Wiebke Oeltjen</dc:creator>
              <dc:date>2017-02-02T16:38:00</dc:date>
            </office:change-info>
            <text:p text:style-name="P8"><text:span text:style-name="T16">handle</text:span></text:p>
          </text:deletion>
        </text:changed-region>
        <text:changed-region xml:id="ct429976176" text:id="ct429976176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429976416" text:id="ct429976416">
          <text:deletion>
            <office:change-info>
              <dc:creator>Wiebke Oeltjen</dc:creator>
              <dc:date>2017-05-12T13:51:00</dc:date>
            </office:change-info>
            <text:p text:style-name="P8"><text:span text:style-name="T17"><text:s/></text:span></text:p>
          </text:deletion>
        </text:changed-region>
        <text:changed-region xml:id="ct429976656" text:id="ct429976656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429976896" text:id="ct42997689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429977376" text:id="ct429977376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429977616" text:id="ct429977616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429978096" text:id="ct42997809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429978336" text:id="ct429978336">
          <text:insertion>
            <office:change-info>
              <dc:creator>Wiebke Oeltjen</dc:creator>
              <dc:date>2017-05-12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 loext:mime-type="image/png"/></draw:frame>MyCoRe data sheet </text:h>
      <text:p text:style-name="P2">MyCoRe:<text:tab/><text:span text:style-name="T24">My</text:span> <text:span text:style-name="T24">Co</text:span>ntent <text:span text:style-name="T24">Re</text:span>pository ['maɪkɔːr]</text:p>
      <text:p text:style-name="P1">License:<text:tab/><text:span text:style-name="T24">Open Source Software</text:span><text:change-start text:change-id="ct380789984"/><text:span text:style-name="T28">, </text:span><text:span text:style-name="T56">licensed</text:span><text:span text:style-name="T28"> under </text:span><text:span text:style-name="T2">the </text:span><text:change-end text:change-id="ct380789984"/><text:change text:change-id="ct380790224"/><text:span text:style-name="T17">GNU General Public License</text:span> (GPL) </text:p>
      <text:p text:style-name="P2">Developers:<text:tab/><text:change-start text:change-id="ct380790464"/><text:span text:style-name="T27">The </text:span><text:change-end text:change-id="ct380790464"/><text:span text:style-name="T24">MyCoRe Community</text:span></text:p>
      <text:p text:style-name="P2">Website: <text:tab/><text:span text:style-name="T24">http://www.mycore.org</text:span></text:p>
      <text:p text:style-name="P2">Type:<text:tab/>Web application for <text:change text:change-id="ct380790944"/><text:change-start text:change-id="ct380791184"/><text:span text:style-name="T4">d</text:span><text:change-end text:change-id="ct380791184"/>igital <text:change text:change-id="ct380791424"/><text:change-start text:change-id="ct380791664"/><text:span text:style-name="T4">l</text:span><text:change-end text:change-id="ct380791664"/>ibraries, <text:change text:change-id="ct380791904"/><text:change-start text:change-id="ct380792144"/><text:span text:style-name="T4">c</text:span><text:change-end text:change-id="ct380792144"/>ontent <text:change text:change-id="ct380792384"/><text:change-start text:change-id="ct380792624"/><text:span text:style-name="T4">m</text:span><text:change-end text:change-id="ct380792624"/>anagement, <text:line-break/><text:tab/><text:change text:change-id="ct380792864"/><text:change-start text:change-id="ct112919232"/><text:span text:style-name="T4">d</text:span><text:change-end text:change-id="ct112919232"/>ocument <text:change text:change-id="ct112915872"/><text:change-start text:change-id="ct112919472"/><text:span text:style-name="T4">m</text:span><text:change-end text:change-id="ct112919472"/>anagement, <text:change text:change-id="ct379826976"/><text:change-start text:change-id="ct429961056"/><text:span text:style-name="T4">d</text:span><text:change-end text:change-id="ct429961056"/>ocument server, <text:change text:change-id="ct429961536"/><text:change-start text:change-id="ct429961296"/><text:span text:style-name="T4">p</text:span><text:change-end text:change-id="ct429961296"/>ublication server, <text:line-break/><text:tab/><text:change text:change-id="ct429961776"/><text:change-start text:change-id="ct429962016"/><text:span text:style-name="T3">d</text:span><text:change-end text:change-id="ct429962016"/><text:span text:style-name="T3">igital </text:span><text:change text:change-id="ct429962256"/><text:change-start text:change-id="ct429962496"/><text:span text:style-name="T3">a</text:span><text:change-end text:change-id="ct429962496"/>rchiv<text:change-start text:change-id="ct429962736"/><text:span text:style-name="T4">ing</text:span><text:change-end text:change-id="ct429962736"/><text:change text:change-id="ct429962976"/><text:change-start text:change-id="ct429960816"/><text:span text:style-name="T4"> solution</text:span><text:change-end text:change-id="ct429960816"/>, <text:change text:change-id="ct429963216"/><text:change-start text:change-id="ct429963456"/><text:span text:style-name="T4">i</text:span><text:change-end text:change-id="ct429963456"/>nstitutional <text:change text:change-id="ct429963696"/><text:change-start text:change-id="ct429963936"/><text:span text:style-name="T4">r</text:span><text:change-end text:change-id="ct429963936"/>epositories</text:p>
      <text:p text:style-name="P2">Language:<text:tab/>Language of MyCoRe application is <text:change text:change-id="ct429964416"/><text:change-start text:change-id="ct429964656"/><text:span text:style-name="T4">configurable</text:span><text:change-end text:change-id="ct429964656"/>, documentation is German</text:p>
      <text:p text:style-name="P3">LTS Release:<text:tab/>201<text:change text:change-id="ct429965136"/><text:change text:change-id="ct429964896"/><text:change text:change-id="ct433664496"/><text:change text:change-id="ct429965856"/><text:change text:change-id="ct429965616"/><text:change text:change-id="ct429966336"/><text:change-start text:change-id="ct429965376"/><text:span text:style-name="T5">9.06</text:span><text:change-end text:change-id="ct429965376"/><text:change-start text:change-id="ct429967056"/><text:span text:style-name="T5"> </text:span><text:change-end text:change-id="ct429967056"/>(<text:span text:style-name="T17">long term release</text:span>)</text:p>
      <text:p text:style-name="P4">Version:<text:tab/><text:change text:change-id="ct429968976"/><text:change text:change-id="ct429968736"/><text:change text:change-id="ct429968496"/><text:change text:change-id="ct429968256"/><text:change text:change-id="ct429968016"/><text:change text:change-id="ct429967776"/><text:change text:change-id="ct429967536"/><text:change text:change-id="ct429967296"/><text:change-start text:change-id="ct429969216"/><text:span text:style-name="T6">2019.</text:span><text:change-end text:change-id="ct429969216"/><text:change-start text:change-id="ct429969456"/><text:span text:style-name="T6">06</text:span><text:change-end text:change-id="ct429969456"/></text:p>
      <text:p text:style-name="P5">Operating system:<text:tab/><text:change text:change-id="ct429969696"/><text:change-start text:change-id="ct429969936"/>Linux, Mac OS X, Unix, Windows<text:change-end text:change-id="ct429969936"/></text:p>
      <text:p text:style-name="P6">System requirements:<text:tab/>Web <text:change text:change-id="ct429970176"/><text:change-start text:change-id="ct429970416"/><text:span text:style-name="T4">a</text:span><text:change-end text:change-id="ct429970416"/>pplication <text:change text:change-id="ct429970656"/><text:change-start text:change-id="ct429970896"/><text:span text:style-name="T4">s</text:span><text:change-end text:change-id="ct429970896"/>erver: <text:change-start text:change-id="ct429971136"/><text:line-break/><text:change-end text:change-id="ct429971136"/>Apache Tomcat, Jetty or <text:span text:style-name="T9">comparable web server</text:span><text:change-start text:change-id="ct429971616"/><text:span text:style-name="T9">, </text:span>Version 3.1<text:change-end text:change-id="ct429971616"/><text:line-break/>Database: <text:span text:style-name="T9">PostgreSQL, </text:span>MySQL, Oracle, IBM DB2, HSQLDB<text:change text:change-id="ct429971856"/> or other relational database management system<text:change-start text:change-id="ct429971376"/>, <text:span text:style-name="T57">that works with hibernate</text:span><text:change-end text:change-id="ct429971376"/><text:line-break/>Java <text:change text:change-id="ct429972096"/><text:change-start text:change-id="ct429972336"/><text:span text:style-name="T6">8</text:span><text:change-end text:change-id="ct429972336"/> SDK<text:change text:change-id="ct429972576"/><text:change-start text:change-id="ct429972816"/> <text:change-end text:change-id="ct429972816"/><text:change text:change-id="ct429973056"/><text:change-start text:change-id="ct429973296"/><text:span text:style-name="T7">and for development</text:span><text:change-end text:change-id="ct429973296"/><text:change-start text:change-id="ct429973536"/><text:span text:style-name="T7">: </text:span><text:change-end text:change-id="ct429973536"/><text:change text:change-id="ct429973776"/><text:span text:style-name="T7">Maven</text:span><text:change-start text:change-id="ct429974016"/><text:span text:style-name="T7"> </text:span><text:change-end text:change-id="ct429974016"/><text:change text:change-id="ct429974256"/><text:change-start text:change-id="ct429974496"/><text:span text:style-name="T7">and Git</text:span><text:change-end text:change-id="ct429974496"/><text:change-start text:change-id="ct429974736"/><text:line-break/><text:span text:style-name="T58">Solr-Server</text:span><text:change-end text:change-id="ct429974736"/></text:p>
      <text:p text:style-name="P7">Download:<text:tab/><text:change text:change-id="ct433694016"/><text:change-start text:change-id="ct433696416"/>https://www.mycore.de/site/download/<text:change-end text:change-id="ct433696416"/><text:change-start text:change-id="ct429974976"/><text:span text:style-name="T8"> </text:span><text:change-end text:change-id="ct429974976"/><text:change-start text:change-id="ct429975216"/><text:span text:style-name="T8">and https://github.com/MyCoRe-Org</text:span><text:change-end text:change-id="ct429975216"/><text:span text:style-name="T8"><text:line-break/></text:span><text:change text:change-id="ct433671216"/><text:change text:change-id="ct429975456"/><text:change-start text:change-id="ct433684896"/><text:span text:style-name="T8">https://www.mycore.de/documentation/getting_started/gs_mir_install/</text:span><text:change-end text:change-id="ct433684896"/></text:p>
      <text:p text:style-name="P8">Functionality:<text:tab/><text:span text:style-name="T52">The </text:span>MyCoRe <text:span text:style-name="T52">framework</text:span> provides functionality of <text:span text:style-name="T53">information repositories </text:span>and publication servers. Own web applications can be developed with MyCoRe by configurations and adjustments in XML, XSL <text:span text:style-name="T49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50"> An integrated viewing tool is provided for displaying images or high-resolution illustrations. </text:span>Standards are supported for metadata (like <text:span text:style-name="T44">MODS</text:span>) and for classifications (e.g. <text:span text:style-name="T17">Dewey Decimal Classification</text:span><text:span text:style-name="T43"> DDC</text:span>). Metadata models are adaptable and ex<text:change-start text:change-id="ct429975696"/><text:span text:style-name="T61">­</text:span><text:change-end text:change-id="ct429975696"/>pandable. Persistent identifiers (URN, <text:change text:change-id="ct429975936"/><text:change-start text:change-id="ct429976176"/><text:span text:style-name="T16">DOI</text:span><text:change-end text:change-id="ct429976176"/>) assure permanent access to the data. Interfaces to other systems are supported such as the <text:span text:style-name="T17">Open Archives</text:span><text:change text:change-id="ct429976416"/><text:change-start text:change-id="ct429976656"/><text:span text:style-name="T17"> </text:span><text:change-end text:change-id="ct429976656"/><text:span text:style-name="T17">Initiative Protocol for Metadata Harvesting</text:span> (OAI-PMH), the <text:span text:style-name="T17">Simple Web-service Offering Repository Deposit</text:span> (SWORD), <text:span text:style-name="T16">REST</text:span> or search engine robots. Access to MyCoRe applications can be controlled by user and rights management <text:span text:style-name="T54">with LDAP or shibboleth. </text:span><text:span text:style-name="T17">Access Control Lists</text:span> (ACL)<text:span text:style-name="T54"> </text:span>specif<text:span text:style-name="T54">y </text:span>what operations are allowed to be performed on <text:span text:style-name="T55">metadata or </text:span>objects.<text:change-start text:change-id="ct429976896"/></text:p>
      <text:p text:style-name="P15"><text:span text:style-name="T59">A</text:span>pplication:<text:tab/><text:span text:style-name="T10">MIR</text:span><text:span text:style-name="T11">, </text:span><text:span text:style-name="T12">the </text:span><text:span text:style-name="T13">M</text:span><text:span text:style-name="T14">ODS</text:span><text:span text:style-name="T13"> Institutional Repository </text:span><text:span text:style-name="T47">is based on the</text:span><text:span text:style-name="T45"> MyCoRe </text:span><text:span text:style-name="T47">f</text:span><text:span text:style-name="T45">rame</text:span><text:span text:style-name="T47">­</text:span><text:span text:style-name="T45">work. </text:span><text:span text:style-name="T47">This </text:span><text:change-end text:change-id="ct429976896"/><text:change-start text:change-id="ct429977376"/><text:span text:style-name="T47">out-of-the-box software solution </text:span><text:change-end text:change-id="ct429977376"/><text:change-start text:change-id="ct429977616"/><text:span text:style-name="T47">is </text:span><text:change-end text:change-id="ct429977616"/><text:change-start text:change-id="ct429978096"/><text:span text:style-name="T47">ready for installation and use.</text:span><text:span text:style-name="T45"> </text:span><text:span text:style-name="T48">Test the demo </text:span><text:span text:style-name="T47">version</text:span><text:span text:style-name="T46">:</text:span><text:span text:style-name="T13"> </text:span><text:span text:style-name="T60">http://mycore.org/mir</text:span><text:change-end text:change-id="ct429978096"/><text:change-start text:change-id="ct429978336"/><text:span text:style-name="T60"><text:line-break/>For more sample applications, see http://www.mycore.de/applications/list.html</text:span><text:change-end text:change-id="ct4299783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1b802b"/>
    </style:style>
    <style:style style:name="MT5" style:family="text">
      <style:text-properties fo:color="#4c4c4c" officeooo:rsid="0023de15"/>
    </style:style>
    <style:style style:name="MT6" style:family="text">
      <style:text-properties fo:color="#4c4c4c" officeooo:rsid="003fa6fa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80787104" text:id="ct380787104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380788064" text:id="ct380788064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4">5</text:span></text:p>
            </text:deletion>
          </text:changed-region>
          <text:changed-region xml:id="ct380787824" text:id="ct380787824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5">6</text:span></text:p>
            </text:deletion>
          </text:changed-region>
          <text:changed-region xml:id="ct380788304" text:id="ct380788304">
            <text:insertion>
              <office:change-info>
                <dc:creator>Wiebke Oeltjen</dc:creator>
                <dc:date>2019-01-24T12:00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380787104"/><text:span text:style-name="MT1"> </text:span><text:span text:style-name="MT3">®</text:span><text:change-end text:change-id="ct380787104"/><text:span text:style-name="MT1">, 201</text:span><text:change text:change-id="ct380788064"/><text:change text:change-id="ct380787824"/><text:change-start text:change-id="ct380788304"/><text:span text:style-name="MT6">9</text:span><text:change-end text:change-id="ct38078830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9-11-11T12:28:22.786000000</dc:date>
    <meta:editing-duration>PT21H40M52S</meta:editing-duration>
    <meta:editing-cycles>88</meta:editing-cycles>
    <meta:generator>LibreOffice/6.1.6.3$Windows_X86_64 LibreOffice_project/5896ab1714085361c45cf540f76f60673dd96a72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91" meta:non-whitespace-character-count="2433"/>
    <meta:user-defined meta:name="Info 1"/>
    <meta:user-defined meta:name="Info 2"/>
    <meta:user-defined meta:name="Info 3"/>
    <meta:user-defined meta:name="Info 4"/>
  </office:meta>
</office:document-meta>
</file>